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7000001581CF7DEAB.jpg" manifest:media-type="image/jpeg"/>
  <manifest:file-entry manifest:full-path="Pictures/10000000000000C0000000C8ABDA03C2.jpg" manifest:media-type="image/jpeg"/>
  <manifest:file-entry manifest:full-path="Pictures/10000000000000CB000000C69B97DC60.jpg" manifest:media-type="image/jpeg"/>
  <manifest:file-entry manifest:full-path="Pictures/10000000000001D000000185EFC2C83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Homunculus1" draw:textarea-horizontal-align="justify" draw:textarea-vertical-align="middle" draw:auto-grow-height="false" fo:min-height="8.005cm" fo:min-width="8.389cm" loext:softedge-radius="0.106cm" loext:decorative="false"/>
    </style:style>
    <style:style style:name="gr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337cm" fo:min-width="8.073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02cm" fo:min-width="14.105cm" style:writing-mode="lr-tb" loext:decorative="false"/>
      <style:paragraph-properties style:writing-mode="lr-tb"/>
    </style:style>
    <style:style style:name="gr4" style:family="graphic" style:parent-style-name="standard">
      <style:graphic-properties draw:fill="bitmap" draw:fill-image-name="ComputerScience-Intro_28_learncomputerscienceonline1" draw:textarea-horizontal-align="justify" draw:textarea-vertical-align="middle" draw:auto-grow-height="false" fo:min-height="8.005cm" fo:min-width="7.755cm" loext:softedge-radius="0.035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702cm" fo:min-width="2.358cm" style:writing-mode="lr-tb" loext:decorative="false"/>
      <style:paragraph-properties style:writing-mode="lr-tb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702cm" fo:min-width="2.5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gradient" draw:fill-color="#e0e0e0" draw:fill-gradient-name="Pastel_20_Bouquet" draw:opacity="100%" draw:textarea-horizontal-align="justify" draw:textarea-vertical-align="middle" draw:auto-grow-height="false" fo:min-height="4.512cm" fo:min-width="12.835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9fa8da" draw:fill="bitmap" draw:fill-image-name="FriedrichWilhelmNietzsche_28_1844-1900_29_2" draw:textarea-horizontal-align="justify" draw:textarea-vertical-align="middle" draw:auto-grow-height="false" fo:min-height="4.512cm" fo:min-width="3.945cm" loext:decorative="false"/>
    </style:style>
    <style:style style:name="gr9" style:family="graphic" style:parent-style-name="standard">
      <style:graphic-properties draw:stroke="none" svg:stroke-color="#9fa8da" draw:fill="bitmap" draw:fill-image-name="JohannWolfgangvonGoethe_28_1749-1832_29_" draw:textarea-horizontal-align="justify" draw:textarea-vertical-align="middle" draw:auto-grow-height="false" fo:min-height="4.512cm" fo:min-width="3.945cm" loext:decorative="false"/>
    </style:style>
    <style:style style:name="P1" style:family="paragraph">
      <loext:graphic-properties draw:fill="bitmap" draw:fill-image-name="Homunculus1"/>
      <style:paragraph-properties fo:text-align="center"/>
    </style:style>
    <style:style style:name="P2" style:family="paragraph">
      <style:paragraph-properties fo:text-align="center"/>
      <style:text-properties style:font-name="Arial Black" fo:font-size="32pt"/>
    </style:style>
    <style:style style:name="P3" style:family="paragraph">
      <loext:graphic-properties draw:fill="none"/>
      <style:paragraph-properties fo:text-align="center" style:writing-mode="lr-tb"/>
      <style:text-properties style:font-name="Arial Black" fo:font-size="32pt"/>
    </style:style>
    <style:style style:name="P4" style:family="paragraph">
      <style:paragraph-properties fo:margin-left="0cm" fo:margin-right="0cm" fo:margin-top="0cm" fo:margin-bottom="0cm" fo:text-align="center" fo:text-indent="0cm"/>
      <style:text-properties style:font-name="Arial Black" fo:font-size="28pt"/>
    </style:style>
    <style:style style:name="P5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style:font-name="Arial Black" fo:font-size="28pt"/>
    </style:style>
    <style:style style:name="P6" style:family="paragraph">
      <loext:graphic-properties draw:fill="bitmap" draw:fill-image-name="ComputerScience-Intro_28_learncomputerscienceonline1"/>
      <style:paragraph-properties fo:text-align="center"/>
    </style:style>
    <style:style style:name="P7" style:family="paragraph">
      <style:paragraph-properties fo:text-align="center"/>
      <style:text-properties fo:color="#158466" loext:opacity="100%" style:font-name="Comic Sans MS" fo:font-size="22pt" fo:font-weight="bold"/>
    </style:style>
    <style:style style:name="P8" style:family="paragraph">
      <loext:graphic-properties draw:fill="none"/>
      <style:paragraph-properties fo:text-align="center" style:writing-mode="lr-tb"/>
      <style:text-properties fo:color="#158466" loext:opacity="100%" style:font-name="Comic Sans MS" fo:font-size="22pt" fo:font-weight="bold"/>
    </style:style>
    <style:style style:name="P9" style:family="paragraph">
      <style:paragraph-properties fo:margin-top="0.42cm" fo:margin-bottom="0.35cm" fo:text-align="center"/>
      <style:text-properties fo:color="#424242" loext:opacity="100%" style:font-name="Bahnschrift SemiBold SemiConden" fo:font-size="24pt" style:font-size-asian="10pt" style:font-size-complex="10pt"/>
    </style:style>
    <style:style style:name="P10" style:family="paragraph">
      <loext:graphic-properties draw:fill="gradient" draw:fill-color="#e0e0e0" draw:fill-gradient-name="Pastel_20_Bouquet" draw:opacity="100%"/>
      <style:paragraph-properties fo:margin-top="0.42cm" fo:margin-bottom="0.35cm" fo:text-align="center" style:writing-mode="lr-tb"/>
      <style:text-properties fo:color="#424242" loext:opacity="100%" style:font-name="Bahnschrift SemiBold SemiConden" fo:font-size="24pt" style:font-size-asian="10pt" style:font-size-complex="10pt"/>
    </style:style>
    <style:style style:name="P11" style:family="paragraph">
      <loext:graphic-properties draw:fill="bitmap" draw:fill-image-name="FriedrichWilhelmNietzsche_28_1844-1900_29_2"/>
      <style:paragraph-properties fo:text-align="center"/>
    </style:style>
    <style:style style:name="P12" style:family="paragraph">
      <loext:graphic-properties draw:fill="bitmap" draw:fill-image-name="JohannWolfgangvonGoethe_28_1749-1832_29_"/>
      <style:paragraph-properties fo:text-align="center"/>
    </style:style>
    <style:style style:name="T1" style:family="text">
      <style:text-properties fo:color="#3465a4" loext:opacity="100%" style:font-name="Arial Black" fo:font-size="32pt"/>
    </style:style>
    <style:style style:name="T2" style:family="text">
      <style:text-properties style:font-name="Arial Black" fo:font-size="32pt"/>
    </style:style>
    <style:style style:name="T3" style:family="text">
      <style:text-properties fo:color="#666666" loext:opacity="100%" style:font-name="Arial Black" fo:font-size="32pt"/>
    </style:style>
    <style:style style:name="T4" style:family="text">
      <style:text-properties style:font-name="Arial Black" fo:font-size="28pt"/>
    </style:style>
    <style:style style:name="T5" style:family="text">
      <style:text-properties fo:color="#158466" loext:opacity="100%" style:font-name="Comic Sans MS" fo:font-size="22pt" fo:font-weight="bold"/>
    </style:style>
    <style:style style:name="T6" style:family="text">
      <style:text-properties fo:color="#424242" loext:opacity="100%" style:font-name="Bahnschrift SemiBold SemiConden" fo:font-size="2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89cm" svg:height="8.255cm" svg:x="1.318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573cm" svg:height="1.587cm" svg:x="6.232cm" svg:y="2.57cm">
          <text:p text:style-name="P2"><text:span text:style-name="T1">A I</text:span><text:span text:style-name="T2"> </text:span><text:span text:style-name="T3">c h e m y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4.605cm" svg:height="0.952cm" svg:x="3.522cm" svg:y="12.43cm">
          <text:p text:style-name="P4"><text:span text:style-name="T4">spot the differenc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255cm" svg:height="8.255cm" svg:x="10.207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858cm" svg:height="0.952cm" svg:x="1.317cm" svg:y="2.905cm">
          <text:p text:style-name="P7"><text:span text:style-name="T5">1500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07cm" svg:height="0.952cm" svg:x="15.287cm" svg:y="2.905cm">
          <text:p text:style-name="P7"><text:span text:style-name="T5">2020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10" draw:layer="layout" svg:width="13.335cm" svg:height="4.762cm" svg:x="5.762cm" svg:y="12.113cm">
          <text:p text:style-name="P9"><text:span text:style-name="T6">We should consider every day lost on which we have not danced at least once. 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445cm" svg:height="4.762cm" svg:x="0.682cm" svg:y="12.1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445cm" svg:height="4.762cm" svg:x="14.335cm" svg:y="6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3.335cm" svg:height="4.762cm" svg:x="0.682cm" svg:y="6.715cm">
          <text:p text:style-name="P9"><text:span text:style-name="T6">„</text:span><text:span text:style-name="T6">Nur wo du zu Fuß warst, bist du wirklich gewesen“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ComputerScience-Intro_28_learncomputerscienceonline1" draw:display-name="ComputerScience-Intro(learncomputerscienceonline1" xlink:href="Pictures/10000000000001D7000001581CF7DEAB.jpg" xlink:type="simple" xlink:show="embed" xlink:actuate="onLoad"/>
    <draw:fill-image draw:name="FriedrichWilhelmNietzsche_28_1844-1900_29_2" draw:display-name="FriedrichWilhelmNietzsche(1844-1900)2" xlink:href="Pictures/10000000000000CB000000C69B97DC60.jpg" xlink:type="simple" xlink:show="embed" xlink:actuate="onLoad"/>
    <draw:fill-image draw:name="Homunculus1" xlink:href="Pictures/10000000000001D000000185EFC2C83A.jpg" xlink:type="simple" xlink:show="embed" xlink:actuate="onLoad"/>
    <draw:fill-image draw:name="JohannWolfgangvonGoethe_28_1749-1832_29_" draw:display-name="JohannWolfgangvonGoethe(1749-1832)" xlink:href="Pictures/10000000000000C0000000C8ABDA03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8T16:21:09.562000000</meta:creation-date>
    <dc:date>2024-05-09T09:16:37.174000000</dc:date>
    <meta:editing-duration>PT1H37M38S</meta:editing-duration>
    <meta:editing-cycles>2</meta:editing-cycles>
    <meta:generator>LibreOffice/24.2.0.3$Windows_X86_64 LibreOffice_project/da48488a73ddd66ea24cf16bbc4f7b9c08e9bea1</meta:generator>
    <meta:document-statistic meta:object-count="10"/>
  </office:meta>
</office:document-meta>
</file>